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e6e6ff"/>
      <style:text-properties style:text-underline-style="none"/>
    </style:style>
    <style:style style:name="ce9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table:style-name="ce9"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5"/>
          <table:table-cell table:style-name="ce9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 table:style-name="ce9"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5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9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, R</text:p>
          </table:table-cell>
          <table:table-cell table:number-columns-repeated="13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4">
          <table:table-cell office:value-type="string">
            <text:p>d</text:p>
          </table:table-cell>
          <table:table-cell/>
          <table:table-cell office:value-type="string">
            <text:p>(simulation) 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9"/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table:style-name="ce9"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 table:style-name="ce9"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/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9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ntcinst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9"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9"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style-name="ce9"/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/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style-name="ce9"/>
          <table:table-cell table:number-columns-repeated="15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table:style-name="ce9"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 table:style-name="ce9"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 table:style-name="ce9"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table:style-name="ce7" office:value-type="string">
            <text:p>hymo_h.f90</text:p>
          </table:table-cell>
          <table:table-cell table:style-name="ce9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kfsu</text:p>
          </table:table-cell>
          <table:table-cell/>
          <table:table-cell office:value-type="string">
            <text:p>hydr. conductivity of bedrock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 table:style-name="ce7"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style-name="ce9"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ntcinst,maxthickness/500+1</text:p>
          </table:table-cell>
          <table:table-cell office:value-type="string">
            <text:p>hymo_h.f90</text:p>
          </table:table-cell>
          <table:table-cell table:style-name="ce9"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3"/>
          <table:table-cell table:style-name="ce9"/>
          <table:table-cell table:number-columns-repeated="15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/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8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style-name="ce9"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2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 table:style-name="ce9"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 table:style-name="ce9"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2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11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table:style-name="ce9" office:value-type="string">
            <text:p>hymo.f</text:p>
          </table:table-cell>
          <table:table-cell table:number-columns-repeated="15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table:style-name="ce9"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4">
          <table:table-cell office:value-type="string">
            <text:p>sdr_lu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style-name="ce9"/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4">
          <table:table-cell office:value-type="string">
            <text:p>sdr_tc</text:p>
          </table:table-cell>
          <table:table-cell/>
          <table:table-cell office:value-type="string">
            <text:p>optionally specified sediment delivery ratio for Tcs</text:p>
          </table:table-cell>
          <table:table-cell office:value-type="string">
            <text:p>0-1</text:p>
          </table:table-cell>
          <table:table-cell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style-name="ce9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/>
          <table:table-cell table:style-name="ce9"/>
          <table:table-cell table:number-columns-repeated="15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9"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9"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4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4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ntcinst</text:p>
          </table:table-cell>
          <table:table-cell office:value-type="string">
            <text:p>nmunsutc, sv_comb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4"/>
          <table:table-cell office:value-type="string">
            <text:p>Nntcinst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style-name="ce9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6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style-name="ce9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9"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9"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style-name="ce9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9"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table:style-name="ce9"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/>
          <table:table-cell table:style-name="ce9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9"/>
          <table:table-cell table:number-columns-repeated="2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9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15"/>
        </table:table-row>
        <table:table-row table:style-name="ro2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3"/>
          <table:table-cell office:value-type="string">
            <text:p>W/R</text:p>
          </table:table-cell>
          <table:table-cell/>
        </table:table-row>
        <table:table-row table:style-name="ro2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3"/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luse_subbas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0</text:p>
          </table:table-cell>
          <table:table-cell table:style-name="ce9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luse_lu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1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luse_tc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2</text:p>
          </table:table-cell>
          <table:table-cell table:style-name="ce9"/>
          <table:table-cell table:number-columns-repeated="15"/>
        </table:table-row>
        <table:table-row table:style-name="ro2">
          <table:table-cell office:value-type="string">
            <text:p>nxsection_res</text:p>
          </table:table-cell>
          <table:table-cell/>
          <table:table-cell office:value-type="string">
            <text:p>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pointsxsect</text:p>
          </table:table-cell>
          <table:table-cell/>
          <table:table-cell office:value-type="string">
            <text:p>number of points (x,y) along the cross sections and also 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4">
          <table:table-cell office:value-type="string">
            <text:p>dstart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4">
          <table:table-cell office:value-type="string">
            <text:p>dstop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style-name="ce9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4">
          <table:table-cell office:value-type="string">
            <text:p>mon_day</text:p>
          </table:table-cell>
          <table:table-cell/>
          <table:table-cell office:value-type="string">
            <text:p>start day of month (julian day)</text:p>
          </table:table-cell>
          <table:table-cell office:value-type="string">
            <text:p>julian day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9"/>
          <table:table-cell table:number-columns-repeated="15"/>
        </table:table-row>
        <table:table-row table:style-name="ro4">
          <table:table-cell office:value-type="string">
            <text:p>daymon</text:p>
          </table:table-cell>
          <table:table-cell/>
          <table:table-cell office:value-type="string">
            <text:p>days per month (of current? Year)</text:p>
          </table:table-cell>
          <table:table-cell office:value-type="string">
            <text:p>[-]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9"/>
          <table:table-cell table:number-columns-repeated="15"/>
        </table:table-row>
        <table:table-row table:style-name="ro4">
          <table:table-cell office:value-type="string">
            <text:p>dprev</text:p>
          </table:table-cell>
          <table:table-cell/>
          <table:table-cell office:value-type="string">
            <text:p>simulation day number of previous day (related to d)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/>
          <table:table-cell table:style-name="ce9"/>
          <table:table-cell table:number-columns-repeated="15"/>
        </table:table-row>
        <table:table-row table:style-name="ro4" table:number-rows-repeated="31730">
          <table:table-cell table:number-columns-repeated="7"/>
          <table:table-cell table:style-name="ce9"/>
          <table:table-cell table:number-columns-repeated="15"/>
        </table:table-row>
        <table:table-row table:style-name="ro2" table:number-rows-repeated="101657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3:Tabelle1.AMJ2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.00.0000</text:date>, <text:time style:data-style-name="N2" text:time-value="0000-00-00T14:01:31.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05-06-23T12:25:26</meta:creation-date>
    <dc:creator>Till Francke</dc:creator>
    <dc:date>2013-10-02T16:39:57.89</dc:date>
    <meta:editing-cycles>177</meta:editing-cycles>
    <meta:editing-duration>P10DT5H43M58S</meta:editing-duration>
    <meta:document-statistic meta:table-count="3" meta:cell-count="1638" meta:object-count="0"/>
    <meta:user-defined meta:name="Info 1"/>
    <meta:user-defined meta:name="Info 2"/>
    <meta:user-defined meta:name="Info 3"/>
    <meta:user-defined meta:name="Info 4"/>
  </office:meta>
</office:document-meta>
</file>